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6.334cm" style:rel-column-width="21845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001cm" style:rel-column-width="13798*"/>
    </style:style>
    <style:style style:name="Tableau1.B" style:family="table-column">
      <style:table-column-properties style:column-width="7.999cm" style:rel-column-width="27590*"/>
    </style:style>
    <style:style style:name="Tableau1.C" style:family="table-column">
      <style:table-column-properties style:column-width="7.001cm" style:rel-column-width="24147*"/>
    </style:style>
    <style:style style:name="Tableau1.1" style:family="table-row">
      <style:table-row-properties style:min-row-height="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001cm" style:rel-column-width="13798*"/>
    </style:style>
    <style:style style:name="Tableau5.B" style:family="table-column">
      <style:table-column-properties style:column-width="15cm" style:rel-column-width="51737*"/>
    </style:style>
    <style:style style:name="Tableau5.1" style:family="table-row">
      <style:table-row-properties style:row-height="0.80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4.001cm" style:rel-column-width="13798*"/>
    </style:style>
    <style:style style:name="Tableau2.B" style:family="table-column">
      <style:table-column-properties style:column-width="7.999cm" style:rel-column-width="27590*"/>
    </style:style>
    <style:style style:name="Tableau2.C" style:family="table-column">
      <style:table-column-properties style:column-width="7.001cm" style:rel-column-width="24147*"/>
    </style:style>
    <style:style style:name="Tableau2.1" style:family="table-row">
      <style:table-row-properties style:min-row-height="0.8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omic Sans MS" fo:font-size="10pt" fo:font-weight="bold" officeooo:rsid="000f60a3" officeooo:paragraph-rsid="000f60a3" style:font-size-asian="8.75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mic Sans MS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Comic Sans MS" fo:font-size="10pt" fo:font-weight="normal" officeooo:rsid="00164cb9" officeooo:paragraph-rsid="000f60a3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Comic Sans MS" fo:font-size="10pt" fo:font-weight="normal" officeooo:rsid="0063cac5" officeooo:paragraph-rsid="006b73c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Comic Sans MS" fo:font-size="10pt" fo:font-weight="normal" officeooo:rsid="006879c0" officeooo:paragraph-rsid="006879c0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Comic Sans MS" fo:font-size="10pt" fo:font-weight="normal" officeooo:rsid="00541407" officeooo:paragraph-rsid="006a576d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Comic Sans MS" fo:font-size="10pt" fo:font-weight="normal" officeooo:rsid="006a576d" officeooo:paragraph-rsid="006a576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Comic Sans MS" fo:font-size="10pt" fo:font-weight="normal" officeooo:rsid="006b73cb" officeooo:paragraph-rsid="006b73cb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Comic Sans MS" fo:font-size="10pt" fo:font-weight="normal" officeooo:rsid="006b73cb" officeooo:paragraph-rsid="006c522a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Comic Sans MS" fo:font-size="10pt" fo:font-weight="normal" officeooo:rsid="006c522a" officeooo:paragraph-rsid="006c522a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Comic Sans MS" fo:font-size="10pt" fo:font-weight="normal" officeooo:rsid="006dba99" officeooo:paragraph-rsid="006dba99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style:font-name="Comic Sans MS" fo:font-size="12pt" fo:font-weight="normal" officeooo:rsid="002fab43" officeooo:paragraph-rsid="002fab4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Comic Sans MS" fo:font-size="16pt" fo:font-weight="bold" officeooo:rsid="006879c0" officeooo:paragraph-rsid="006879c0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10pt" fo:font-weight="bold" officeooo:rsid="00570510" officeooo:paragraph-rsid="005b2f46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paragraph-rsid="006dba99"/>
    </style:style>
    <style:style style:name="P16" style:family="paragraph" style:parent-style-name="Standard">
      <style:paragraph-properties fo:margin-left="2cm" fo:margin-right="2cm" fo:text-align="center" style:justify-single-word="false" fo:text-indent="0cm" style:auto-text-indent="false" fo:padding="0.049cm" fo:border="2.01pt solid #007fff" style:shadow="#007fff 0.18cm 0.18cm" style:writing-mode="page"/>
      <style:text-properties fo:color="#0000ff" style:font-name="Comic Sans MS" fo:font-size="16pt" fo:font-weight="bold" officeooo:rsid="00541407" officeooo:paragraph-rsid="0054140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use-window-font-color="true" style:font-name="Comic Sans MS" fo:font-size="16pt" fo:font-weight="bold" officeooo:rsid="006879c0" officeooo:paragraph-rsid="006879c0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6879c0" officeooo:paragraph-rsid="006879c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6c522a" officeooo:paragraph-rsid="006c522a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mic Sans MS" fo:font-size="10pt" fo:font-weight="bold" officeooo:rsid="006c522a" officeooo:paragraph-rsid="006dba9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mic Sans MS" fo:font-size="10pt" fo:font-weight="bold" officeooo:rsid="006c522a" officeooo:paragraph-rsid="006c522a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mic Sans MS" fo:font-size="10pt" fo:font-weight="bold" officeooo:rsid="006c522a" officeooo:paragraph-rsid="006dba9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mic Sans MS" fo:font-size="10pt" fo:font-weight="bold" officeooo:paragraph-rsid="006dba9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mic Sans MS" fo:font-size="10pt" fo:font-weight="bold" officeooo:rsid="006dba99" officeooo:paragraph-rsid="006dba99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826e8" officeooo:paragraph-rsid="005b2f4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826e8" officeooo:paragraph-rsid="005ed298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6879c0" officeooo:paragraph-rsid="006879c0" style:font-size-asian="10pt" style:font-weight-asian="bold" style:font-size-complex="10pt" style:font-weight-complex="bold"/>
    </style:style>
    <style:style style:name="P30" style:family="paragraph" style:parent-style-name="Standard">
      <style:text-properties style:use-window-font-color="true" style:font-name="Comic Sans MS" fo:font-size="12pt" fo:font-weight="bold" officeooo:rsid="006879c0" officeooo:paragraph-rsid="002fab43" style:font-size-asian="12pt" style:font-weight-asian="bold" style:font-size-complex="12pt" style:font-weight-complex="bold"/>
    </style:style>
    <style:style style:name="P31" style:family="paragraph" style:parent-style-name="Standard">
      <style:text-properties style:use-window-font-color="true" style:font-name="Comic Sans MS" fo:font-size="10pt" fo:font-weight="normal" officeooo:rsid="006a576d" officeooo:paragraph-rsid="006a576d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use-window-font-color="true" style:font-name="Comic Sans MS" fo:font-size="10pt" fo:font-weight="normal" officeooo:rsid="006a576d" officeooo:paragraph-rsid="006dd99d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use-window-font-color="true" style:font-name="Comic Sans MS" fo:font-size="10pt" fo:font-weight="bold" officeooo:rsid="006a576d" officeooo:paragraph-rsid="006a576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bfca" style:font-weight-asian="bold" style:font-weight-complex="bold"/>
    </style:style>
    <style:style style:name="T3" style:family="text">
      <style:text-properties fo:font-weight="bold" officeooo:rsid="006879c0" style:font-weight-asian="bold" style:font-weight-complex="bold"/>
    </style:style>
    <style:style style:name="T4" style:family="text">
      <style:text-properties fo:font-weight="bold" officeooo:rsid="006dba99" style:font-weight-asian="bold" style:font-weight-complex="bold"/>
    </style:style>
    <style:style style:name="T5" style:family="text">
      <style:text-properties fo:font-weight="bold" officeooo:rsid="006dd99d" style:font-weight-asian="bold" style:font-weight-complex="bold"/>
    </style:style>
    <style:style style:name="T6" style:family="text">
      <style:text-properties officeooo:rsid="005ed298"/>
    </style:style>
    <style:style style:name="T7" style:family="text">
      <style:text-properties officeooo:rsid="006879c0"/>
    </style:style>
    <style:style style:name="T8" style:family="text">
      <style:text-properties officeooo:rsid="006dd9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<text:span text:style-name="T7">a mise en page avec le CSS</text:span></text:p>
      <text:p text:style-name="P3"/>
      <text:p text:style-name="P12"><text:span text:style-name="T2">A</text:span><text:span text:style-name="T1">ctivité: </text:span><text:span text:style-name="T3">La page hamburger /</text:span><text:span text:style-name="T4">block</text:span></text:p>
      <text:p text:style-name="P30"/>
      <text:p text:style-name="P7">Télécharger le répertoire hamburger et ouvrir dans un éditeur les 3 fichiers :</text:p>
      <text:p text:style-name="P6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33"><text:s/><text:span text:style-name="T8">Mon_burger</text:span>.html </text:p>
          </table:table-cell>
          <table:table-cell table:style-name="Tableau6.A1" office:value-type="string">
            <text:p text:style-name="P33">ingredients.css</text:p>
          </table:table-cell>
          <table:table-cell table:style-name="Tableau6.A1" office:value-type="string">
            <text:p text:style-name="P33"><text:span text:style-name="T8">burger_</text:span>sytle.css</text:p>
          </table:table-cell>
        </table:table-row>
      </table:table>
      <text:p text:style-name="P6"/>
      <text:p text:style-name="P32">Ouvrir aussi le fichier <text:span text:style-name="T5">Mon_burger</text:span><text:span text:style-name="T1">.html </text:span><text:s/>dans un navigateur. La mise en page du fichier html se fait par les fichiers *.css. </text:p>
      <text:p text:style-name="P7"/>
      <text:p text:style-name="P7">1) Retrouver dans le fichier html où l’on fait référence à ces 2 fichiers. Quel est la balise qui leur est associé ?</text:p>
      <text:p text:style-name="P7"/>
      <text:p text:style-name="P7">2) Dans une balise le code classe=’’nomdeclasse’’ permet de faire référence à des propriétés de la base sa mise en page, sa taille, sa couleur, l’espacement.</text:p>
      <text:p text:style-name="P7"/>
      <text:p text:style-name="P8">Faire la liste des différentes classes associées aux balises div.</text:p>
      <text:p text:style-name="P8"/>
      <text:p text:style-name="P8">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/>
      <text:p text:style-name="P8">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/>
      <text:p text:style-name="P8">3) Ouvrir le fichier <text:span text:style-name="T1">ingredients.css</text:span>. Le code <text:span text:style-name="T1">.nomdeclasse{ } </text:span>permet d’accéder aux propriétés de la classe.</text:p>
      <text:p text:style-name="P8">Dans l’inspecteur du navigateur, sélectionner la balise bun-top puis dans l’onglet de style décocher height.</text:p>
      <text:p text:style-name="P8">Que ce passe-t-il ?</text:p>
      <text:p text:style-name="P4"/>
      <text:p text:style-name="P8">4) Identifier les effets des propriétés :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Propriétés</text:p>
          </table:table-cell>
          <table:table-cell table:style-name="Tableau1.A1" office:value-type="string">
            <text:p text:style-name="P20">Arguments</text:p>
          </table:table-cell>
          <table:table-cell table:style-name="Tableau1.C1" office:value-type="string">
            <text:p text:style-name="P20">Valeurs des arguments</text:p>
          </table:table-cell>
        </table:table-row>
        <table:table-row table:style-name="Tableau1.1">
          <table:table-cell table:style-name="Tableau1.A2" office:value-type="string">
            <text:p text:style-name="P22">height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2">width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2">background-color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2">display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24"/>
          </table:table-cell>
        </table:table-row>
        <table:table-row table:style-name="Tableau1.1">
          <table:table-cell table:style-name="Tableau1.A2" office:value-type="string">
            <text:p text:style-name="P22">border-radius</text:p>
          </table:table-cell>
          <table:table-cell table:style-name="Tableau1.A2" office:value-type="string">
            <text:p text:style-name="P24"/>
          </table:table-cell>
          <table:table-cell table:style-name="Tableau1.C2" office:value-type="string">
            <text:p text:style-name="P24"/>
          </table:table-cell>
        </table:table-row>
      </table:table>
      <text:p text:style-name="P8"/>
      <text:p text:style-name="P10">5) Avec quel instruction peut-on aligner les 3 <text:span text:style-name="T1">meatball </text:span>?</text:p>
      <text:p text:style-name="P10"/>
      <text:p text:style-name="P9">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0"/>
      <text:p text:style-name="P10">6) Que représente le mot clé px ? Quelle est la signification de <text:span text:style-name="T1">width =60 %</text:span> dans la classe bun-top ?</text:p>
      <text:p text:style-name="P10"/>
      <text:p text:style-name="P9">…………………………………………………………………………………………………………………………………………………………………………………………………………………</text:p>
      <text:p text:style-name="P9"/>
      <text:p text:style-name="P11">7) Ouvrir et inspecter la page sur les blocks. Quel est le rôle de margin et padding. Ou peut-on voir ces valeurs ?</text:p>
      <text:p text:style-name="P17">Bilan des balises HTML</text:p>
      <text:p text:style-name="P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Balises</text:p>
          </table:table-cell>
          <table:table-cell table:style-name="Tableau5.B1" office:value-type="string">
            <text:p text:style-name="P19">Fonction de la balise</text:p>
          </table:table-cell>
        </table:table-row>
        <table:table-row table:style-name="Tableau5.1">
          <table:table-cell table:style-name="Tableau5.A2" office:value-type="string">
            <text:p text:style-name="P19">&lt;head&gt; … &lt;/head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19">&lt;body&gt; … &lt;/body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19">&lt;p&gt; … &lt;/p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14">&lt;h<text:span text:style-name="T6">1</text:span>&gt; … &lt;/h<text:span text:style-name="T6">1</text:span>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7">&lt;<text:span text:style-name="T6">h2</text:span>&gt; … &lt;/<text:span text:style-name="T6">h2</text:span>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7">&lt;<text:span text:style-name="T6">i</text:span>&gt; … <text:span text:style-name="T6">&lt;/i&gt;</text:span>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8">&lt;<text:span text:style-name="T6">em</text:span>&gt; … &lt;/<text:span text:style-name="T6">em</text:span>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8">&lt;<text:span text:style-name="T6">b</text:span>&gt; … <text:span text:style-name="T6">&lt;/b&gt;</text:span>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8">&lt;<text:span text:style-name="T6">strong</text:span>&gt; … <text:span text:style-name="T6">&lt;/strong&gt;</text:span>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9">&lt;br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9">&lt;div&gt; … &lt;/div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9">&lt;span&gt; … &lt;/span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9">&lt;img&gt;</text:p>
          </table:table-cell>
          <table:table-cell table:style-name="Tableau5.B2" office:value-type="string">
            <text:p text:style-name="P18"/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9">&lt;a&gt; … &lt;/a&gt;</text:p>
          </table:table-cell>
          <table:table-cell table:style-name="Tableau5.B2" office:value-type="string">
            <text:p text:style-name="P18"/>
          </table:table-cell>
        </table:table-row>
        <table:table-row table:style-name="Tableau5.1">
          <table:table-cell table:style-name="Tableau5.A2" office:value-type="string">
            <text:p text:style-name="P29">&lt;link href=’’ <text:s/>‘’</text:p>
          </table:table-cell>
          <table:table-cell table:style-name="Tableau5.B2" office:value-type="string">
            <text:p text:style-name="P18"/>
          </table:table-cell>
        </table:table-row>
      </table:table>
      <text:p text:style-name="P5"/>
      <text:p text:style-name="P13">Bilan du CSS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1">Propriétés</text:p>
          </table:table-cell>
          <table:table-cell table:style-name="Tableau2.B1" office:value-type="string">
            <text:p text:style-name="P21">Arguments</text:p>
          </table:table-cell>
          <table:table-cell table:style-name="Tableau2.C1" office:value-type="string">
            <text:p text:style-name="P21">Valeurs des arguments</text:p>
          </table:table-cell>
        </table:table-row>
        <table:table-row table:style-name="Tableau2.1">
          <table:table-cell table:style-name="Tableau2.A2" office:value-type="string">
            <text:p text:style-name="P23">height</text:p>
          </table:table-cell>
          <table:table-cell table:style-name="Tableau2.B2" office:value-type="string">
            <text:p text:style-name="P25"/>
          </table:table-cell>
          <table:table-cell table:style-name="Tableau2.C2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3">width</text:p>
          </table:table-cell>
          <table:table-cell table:style-name="Tableau2.B3" office:value-type="string">
            <text:p text:style-name="P25"/>
          </table:table-cell>
          <table:table-cell table:style-name="Tableau2.C3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3">background-color</text:p>
          </table:table-cell>
          <table:table-cell table:style-name="Tableau2.B4" office:value-type="string">
            <text:p text:style-name="P25"/>
          </table:table-cell>
          <table:table-cell table:style-name="Tableau2.C4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3">display</text:p>
          </table:table-cell>
          <table:table-cell table:style-name="Tableau2.B5" office:value-type="string">
            <text:p text:style-name="P25"/>
          </table:table-cell>
          <table:table-cell table:style-name="Tableau2.C5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3">border-radius</text:p>
          </table:table-cell>
          <table:table-cell table:style-name="Tableau2.B6" office:value-type="string">
            <text:p text:style-name="P25"/>
          </table:table-cell>
          <table:table-cell table:style-name="Tableau2.C6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6">padding</text:p>
          </table:table-cell>
          <table:table-cell table:style-name="Tableau2.B7" office:value-type="string">
            <text:p text:style-name="P25"/>
          </table:table-cell>
          <table:table-cell table:style-name="Tableau2.C7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6">margin</text:p>
          </table:table-cell>
          <table:table-cell table:style-name="Tableau2.B8" office:value-type="string">
            <text:p text:style-name="P25"/>
          </table:table-cell>
          <table:table-cell table:style-name="Tableau2.C8" office:value-type="string">
            <text:p text:style-name="P25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omic Sans MS" fo:font-size="10pt" fo:font-weight="bold" officeooo:rsid="000f60a3" officeooo:paragraph-rsid="000f60a3" style:font-size-asian="8.75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mic Sans MS" fo:font-size="10pt" fo:font-weight="bold" style:font-size-asian="8.75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ycée Voillaume <text:tab/><text:tab/>année:2019-2020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0:18:41.473000000</meta:creation-date>
    <dc:date>2020-06-16T20:26:00.965000000</dc:date>
    <meta:editing-duration>PT3H37M17S</meta:editing-duration>
    <meta:editing-cycles>35</meta:editing-cycles>
    <meta:generator>LibreOffice/6.2.5.2$Windows_X86_64 LibreOffice_project/1ec314fa52f458adc18c4f025c545a4e8b22c159</meta:generator>
    <meta:document-statistic meta:table-count="4" meta:image-count="0" meta:object-count="0" meta:page-count="2" meta:paragraph-count="60" meta:word-count="287" meta:character-count="1983" meta:non-whitespace-character-count="1749"/>
  </office:meta>
</office:document-meta>
</file>